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ce181e" fo:font-size="40pt" fo:font-weight="bold" officeooo:rsid="000f9245" officeooo:paragraph-rsid="000f9245" style:font-size-asian="40pt" style:font-weight-asian="bold" style:font-size-complex="40pt" style:font-weight-complex="bold"/>
    </style:style>
    <style:style style:name="P2" style:family="paragraph" style:parent-style-name="Standard">
      <style:text-properties fo:color="#00127c" fo:font-size="40pt" fo:font-weight="bold" officeooo:rsid="000f9245" officeooo:paragraph-rsid="000f9245" style:font-size-asian="40pt" style:font-weight-asian="bold" style:font-size-complex="40pt" style:font-weight-complex="bold"/>
    </style:style>
    <style:style style:name="P3" style:family="paragraph" style:parent-style-name="Standard">
      <style:text-properties fo:color="#00127c" fo:font-size="40pt" fo:font-weight="bold" officeooo:rsid="000f9245" officeooo:paragraph-rsid="000fbbbb" style:font-size-asian="40pt" style:font-weight-asian="bold" style:font-size-complex="40pt" style:font-weight-complex="bold"/>
    </style:style>
    <style:style style:name="P4" style:family="paragraph" style:parent-style-name="Standard">
      <style:text-properties fo:color="#36ff00" fo:font-size="40pt" fo:font-weight="bold" officeooo:rsid="000f9245" officeooo:paragraph-rsid="000f9245" style:font-size-asian="40pt" style:font-weight-asian="bold" style:font-size-complex="40pt" style:font-weight-complex="bold"/>
    </style:style>
    <style:style style:name="P5" style:family="paragraph" style:parent-style-name="Standard">
      <style:text-properties fo:color="#fffc00" fo:font-size="40pt" fo:font-weight="bold" officeooo:rsid="000f9245" officeooo:paragraph-rsid="000fbbbb" fo:background-color="transparent" style:font-size-asian="40pt" style:font-weight-asian="bold" style:font-size-complex="40pt" style:font-weight-complex="bold"/>
    </style:style>
    <style:style style:name="P6" style:family="paragraph" style:parent-style-name="Standard">
      <style:text-properties fo:font-size="40pt" fo:font-weight="bold" officeooo:rsid="000f9245" officeooo:paragraph-rsid="000f9245" style:font-size-asian="40pt" style:font-weight-asian="bold" style:font-size-complex="40pt" style:font-weight-complex="bold"/>
    </style:style>
    <style:style style:name="P7" style:family="paragraph" style:parent-style-name="Standard">
      <style:text-properties fo:font-size="40pt" fo:font-weight="bold" officeooo:paragraph-rsid="000fbbbb" style:font-size-asian="40pt" style:font-weight-asian="bold" style:font-size-complex="40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color="#ce181e" officeooo:rsid="000f9245"/>
    </style:style>
    <style:style style:name="T4" style:family="text">
      <style:text-properties fo:color="#ce181e" officeooo:rsid="000fbbb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4">p</text:span><text:span text:style-name="T3">rojets 2020-2021</text:span></text:p>
      <text:p text:style-name="P7"><text:span text:style-name="T3">/ animateur numérique</text:span></text:p>
      <text:p text:style-name="P6"/>
      <text:p text:style-name="P2">développement de l’autonomie</text:p>
      <text:p text:style-name="P6"/>
      <text:p text:style-name="P4">cours de français 6<text:span text:style-name="T1">e</text:span></text:p>
      <text:p text:style-name="P6"><text:span text:style-name="T2"/></text:p>
      <text:p text:style-name="P5"><text:span text:style-name="T2">cours de latin 4</text:span><text:span text:style-name="T1">e</text:span></text:p>
      <text:p text:style-name="P6"><text:span text:style-name="T2"/></text:p>
      <text:p text:style-name="P3"><text:span text:style-name="T2">confinement </text:span></text:p>
      <text:p text:style-name="P3"><text:span text:style-name="T2">/ continuité pédagogique</text:span></text:p>
      <text:p text:style-name="P6"><text:span text:style-name="T2"/></text:p>
      <text:p text:style-name="P1"><text:span text:style-name="T2">différenciation pédagogique / interdisciplinarité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5T21:30:00.164366064</meta:creation-date>
    <meta:generator>LibreOffice/6.0.7.3$Linux_X86_64 LibreOffice_project/00m0$Build-3</meta:generator>
    <dc:date>2021-02-15T21:37:47.242865545</dc:date>
    <meta:editing-duration>PT7M47S</meta:editing-duration>
    <meta:editing-cycles>2</meta:editing-cycles>
    <meta:document-statistic meta:table-count="0" meta:image-count="0" meta:object-count="0" meta:page-count="1" meta:paragraph-count="8" meta:word-count="24" meta:character-count="188" meta:non-whitespace-character-count="171"/>
  </office:meta>
</office:document-meta>
</file>